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Darktable_20_text">
      <style:paragraph-properties fo:margin-top="0mm" fo:margin-bottom="2.12mm"/>
    </style:style>
    <style:style style:name="T1" style:family="text">
      <style:text-properties fo:font-size="11pt" fo:font-style="italic" style:font-style-asian="italic" style:font-style-complex="italic"/>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2utorial, this chapter will describe in more details all how to access all darktable features and functionality.</text:p>
      <text:h text:style-name="Darktable_20_heading_20_1"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Heading_20_1" text:outline-level="1"><draw:frame draw:style-name="fr1" draw:name="Frame1" text:anchor-type="paragraph" svg:x="0.53mm" svg:y="4.23mm" svg:width="170mm" draw:z-index="0"><draw:text-box fo:min-height="108.66mm"><text:p text:style-name="Darktable_20_caption"><draw:frame draw:style-name="fr3" draw:name="graphics1" text:anchor-type="paragraph" svg:x="0.04mm" svg:y="0.02mm" svg:width="170mm" style:rel-width="100%" svg:height="108.66mm" style:rel-height="scale" draw:z-index="1"><draw:image xlink:href="../images/lighttable1.png" xlink:type="simple" xlink:show="embed" xlink:actuate="onLoad"/></draw:frame>Figure <text:sequence text:ref-name="refFigure0"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Figure0">Figure 1</text:sequence-ref>: (1) light table, (2) top bar, (3) left panel, (4) right panel and (5) bottom bar.</text:p>
      <text:h text:style-name="Darktable_20_heading_20_2" text:outline-level="3">The light table</text:h>
      <text:p text:style-name="Darktable_20_text">The big middle area is the light table. It is where all images (or better, all images in the selected collection as we will see later), are represented by their thumbnail. </text:p>
      <text:p text:style-name="P1">When the main window is resized the light table resizes accordingly showing smaller or bigger thumbnails. There are two ways the light table can work: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text:p>
      <text:p text:style-name="Darktable_20_text">Thumbnails, in addition to display a small version of the image, bring also more information on the photo. When the mouse move over a thumbnail, this information is shown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4" draw:name="graphics2" text:anchor-type="paragraph" svg:x="11.71mm" svg:y="0mm" svg:width="56mm" svg:height="55.6mm" draw:z-index="3"><draw:image xlink:href="../images/thumbnail.png" xlink:type="simple" xlink:show="embed" xlink:actuate="onLoad" draw:filter-name="&lt;All formats&gt;"/></draw:frame>Figure <text:sequence text:ref-name="refFigure1" text:name="Figure" text:formula="ooow:Figure+1" style:num-format="1">2</text:sequence>: Thumbnail information</text:p></draw:text-box></draw:frame>The top area of the thumbnail frame shows colortagging (the red, yello and green dots), the image type (CR2) and if the image has been modified in darkroom (the symbol <draw:frame draw:style-name="fr5" draw:name="graphics3" text:anchor-type="as-char" svg:y="-3.83mm" svg:width="4mm" svg:height="4mm" draw:z-index="4"><draw:image xlink:href="../../../symbols/stack.png" xlink:type="simple" xlink:show="embed" xlink:actuate="onLoad" draw:filter-name="&lt;All formats&gt;"/></draw:frame>). The bottom area of the frame shows the rating (3 of 5) given to the picture. It is also possible to remove the rating and leave the picture unrated pressing the small <draw:frame draw:style-name="fr6" draw:name="graphics4" text:anchor-type="as-char" svg:width="4mm" svg:height="3.88mm" draw:z-index="5"><draw:image xlink:href="../../../symbols/unrate.png" xlink:type="simple" xlink:show="embed" xlink:actuate="onLoad" draw:filter-name="&lt;All formats&gt;"/></draw:frame> in the bottom left corner.</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letter-spacing="0.35mm"/>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09H47M26S</meta:editing-duration>
    <meta:editing-cycles>15</meta:editing-cycles>
    <meta:generator>OpenOffice.org/3.2$Linux OpenOffice.org_project/320m12$Build-9483</meta:generator>
    <meta:initial-creator>stefano fornari</meta:initial-creator>
    <dc:date>2011-03-26T23:57:53</dc:date>
    <dc:creator>Stefano Fornari</dc:creator>
    <meta:document-statistic meta:table-count="0" meta:image-count="4" meta:object-count="0" meta:page-count="2" meta:paragraph-count="17" meta:word-count="597" meta:character-count="3416"/>
  </office:meta>
</office:document-meta>
</file>